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7.48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10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Qui ?</text:p>
          </table:table-cell>
          <table:table-cell table:style-name="ce2" office:value-type="string" calcext:value-type="string">
            <text:p>Quand ?</text:p>
          </table:table-cell>
          <table:table-cell table:style-name="ce2" office:value-type="string" calcext:value-type="string">
            <text:p>Quoi ?</text:p>
          </table:table-cell>
          <table:table-cell table:style-name="ce2" office:value-type="string" calcext:value-type="string">
            <text:p>Combien (en heures) ?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Brainstorming / Création de l'idée de dépar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1" calcext:value-type="date">
            <text:p>01/10/16</text:p>
          </table:table-cell>
          <table:table-cell office:value-type="string" calcext:value-type="string">
            <text:p>Création du blog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Trouver les technologies envisagé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Début de l'apprentissage de Node.js avec socket.io / Création du Gi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4" calcext:value-type="date">
            <text:p>04/10/16</text:p>
          </table:table-cell>
          <table:table-cell office:value-type="string" calcext:value-type="string">
            <text:p>Début de mise en pratique de socket.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5" calcext:value-type="date">
            <text:p>05/10/16</text:p>
          </table:table-cell>
          <table:table-cell office:value-type="string" calcext:value-type="string">
            <text:p>Utilisation de socket.io pour faire un système de salon (héberger/rejoindre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RDV avec notre tuteur de projet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Création d'un compte Slack / Trello pour la gestion de projet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Elaboration d'un listing des tâches / Découpage de l'application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Passage vers un projet Symfony2.8 pour pouvoir utiliser WebSocketBundle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Installation de WebSocketBundle, remplaçant de socket.io pour Symfony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Mise en place d'un design à partir d'un thème Bootstrap (Knight Theme)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1-23" calcext:value-type="date">
            <text:p>23/11/16</text:p>
          </table:table-cell>
          <table:table-cell office:value-type="string" calcext:value-type="string">
            <text:p>Comprendre comment utiliser WebSocketBundle (~similaire à socket.io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1-30" calcext:value-type="date">
            <text:p>30/11/16</text:p>
          </table:table-cell>
          <table:table-cell office:value-type="string" calcext:value-type="string">
            <text:p>Réussite de la mise en place de WebSocketBundle + Début de la mise en place de FOSUse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2-07" calcext:value-type="date">
            <text:p>07/12/16</text:p>
          </table:table-cell>
          <table:table-cell office:value-type="string" calcext:value-type="string">
            <text:p>Tentative de mise en place correct de FOSUser -&gt; Problème de BDD "PDO drive not found"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date" office:date-value="2016-12-13" calcext:value-type="date">
            <text:p>13/12/16</text:p>
          </table:table-cell>
          <table:table-cell office:value-type="string" calcext:value-type="string">
            <text:p>Résolution FOSUserBundl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date" office:date-value="2016-01-02" calcext:value-type="date">
            <text:p>02/01/16</text:p>
          </table:table-cell>
          <table:table-cell office:value-type="string" calcext:value-type="string">
            <text:p>Modifications de routage et de design (FOSUser)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date" office:date-value="2016-01-02" calcext:value-type="date">
            <text:p>02/01/16</text:p>
          </table:table-cell>
          <table:table-cell office:value-type="string" calcext:value-type="string">
            <text:p>Tentative de mise en place du projet sous un serveur distan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01-04" calcext:value-type="date">
            <text:p>04/01/16</text:p>
          </table:table-cell>
          <table:table-cell office:value-type="string" calcext:value-type="string">
            <text:p>Tentative de mise en place de la création de salon et corrections de problèm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 table:number-rows-repeated="6">
          <table:table-cell table:style-name="ce1" table:number-columns-repeated="2"/>
          <table:table-cell/>
          <table:table-cell table:style-name="ce1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table:formula="of:=SUM([.D4:.D31])" office:value-type="float" office:value="33" calcext:value-type="float">
            <text:p>33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TOTAL Réel (sans prendre en compte le travail parallèle)</text:p>
          </table:table-cell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6:28:29.421584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M54S</meta:editing-duration>
    <meta:editing-cycles>15</meta:editing-cycles>
    <meta:generator>LibreOffice/5.1.4.2$Linux_X86_64 LibreOffice_project/10m0$Build-2</meta:generator>
    <dc:date>2017-01-04T16:33:02.455499341</dc:date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